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D20000008CEBC390541431AEC6.png" manifest:media-type="image/png"/>
  <manifest:file-entry manifest:full-path="Pictures/10000201000007290000036B05ACBA51E29A28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5660" officeooo:paragraph-rsid="00045660"/>
    </style:style>
    <style:style style:name="P2" style:family="paragraph" style:parent-style-name="Standard">
      <style:text-properties fo:font-weight="bold" officeooo:rsid="00045660" officeooo:paragraph-rsid="00045660" style:font-weight-asian="bold" style:font-weight-complex="bold"/>
    </style:style>
    <style:style style:name="T1" style:family="text">
      <style:text-properties officeooo:rsid="00057c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áctica de maquetación con <text:span text:style-name="T1">Grid</text:span>:</text:p>
      <text:p text:style-name="P1"><draw:frame draw:style-name="fr2" draw:name="Imagen1" text:anchor-type="char" svg:width="16.842cm" svg:height="8.038cm" draw:z-index="0"><draw:image xlink:href="Pictures/10000201000007290000036B05ACBA51E29A2848.png" xlink:type="simple" xlink:show="embed" xlink:actuate="onLoad" loext:mime-type="image/png"/></draw:frame><draw:frame draw:style-name="fr1" draw:name="Imagen2" text:anchor-type="char" svg:x="0.607cm" svg:y="8.036cm" svg:width="16.05cm" svg:height="1.256cm" draw:z-index="1"><draw:image xlink:href="Pictures/10000201000006D20000008CEBC390541431AE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0:12:07.196000000</meta:creation-date>
    <dc:date>2021-12-14T12:01:43.541000000</dc:date>
    <meta:editing-duration>PT5M41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1" meta:paragraph-count="1" meta:word-count="5" meta:character-count="33" meta:non-whitespace-character-count="29"/>
  </office:meta>
</office:document-meta>
</file>